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29174a" style:parent-style-name="Standard">
      <style:paragraph-properties fo:line-height="100%" fo:margin-bottom="0.0mm"/>
    </style:style>
    <style:style style:family="table-cell" style:name="a40948a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paragraph" style:name="a2055ab" style:parent-style-name="Standard">
      <style:paragraph-properties fo:line-height="100%" fo:margin-bottom="0.0mm"/>
    </style:style>
    <style:style style:family="table-cell" style:name="a4763e6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paragraph" style:name="a928e98" style:parent-style-name="Standard">
      <style:paragraph-properties fo:line-height="100%" fo:margin-bottom="0.0mm"/>
    </style:style>
    <style:style style:family="table-cell" style:name="ae20222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paragraph" style:name="a857ad1" style:parent-style-name="Standard">
      <style:paragraph-properties fo:break-before="page" fo:line-height="100%" fo:margin-bottom="0.0mm"/>
    </style:style>
    <style:style style:family="table-cell" style:name="ae80a44">
      <style:table-cell-properties fo:border-bottom="1.06mm solid #000000" fo:border-left="1.06mm solid #000000" fo:border-right="1.06mm solid #000000" fo:border-top="1.06mm solid #000000" fo:padding-bottom="0.0mm" fo:padding-left="1.91mm" fo:padding-right="1.91mm" fo:padding-top="0.0mm"/>
    </style:style>
    <style:style style:family="table-column" style:name="a5162fc">
      <style:table-column-properties style:rel-column-width="50*"/>
    </style:style>
    <style:style style:family="table" style:name="a72355c">
      <style:table-properties fo:margin-left="0.0mm" style:width="15.896cm" table:align="left"/>
    </style:style>
  </office:automatic-styles>
  <office:body>
    <office:text>
      <table:table table:style-name="a72355c">
        <table:table-column table:number-columns-repeated="2" table:style-name="a5162fc"/>
        <table:table-row>
          <table:table-cell table:style-name="ae80a44">
            <text:p text:style-name="a857ad1"/>
          </table:table-cell>
          <table:table-cell table:style-name="ae20222">
            <text:p text:style-name="a928e98"/>
          </table:table-cell>
        </table:table-row>
        <table:table-row>
          <table:table-cell table:style-name="a4763e6">
            <text:p text:style-name="a2055ab"/>
          </table:table-cell>
          <table:table-cell table:style-name="a40948a">
            <text:p text:style-name="a29174a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Absatz-Standardschriftart" style:family="text" style:name="Absatz-Standardschriftart" style:parent-style-name="default_character_style"/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3</dc:date>
    <meta:editing-cycles>2</meta:editing-cycles>
    <meta:editing-duration>PT0.007S</meta:editing-duration>
  </office:meta>
</office:document-meta>
</file>